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f906" officeooo:paragraph-rsid="0017f906"/>
    </style:style>
    <style:style style:name="P2" style:family="paragraph" style:parent-style-name="Standard">
      <style:text-properties officeooo:rsid="001828ec" officeooo:paragraph-rsid="001828ec"/>
    </style:style>
    <style:style style:name="P3" style:family="paragraph" style:parent-style-name="Standard">
      <style:text-properties officeooo:rsid="001b001c" officeooo:paragraph-rsid="001b001c"/>
    </style:style>
    <style:style style:name="P4" style:family="paragraph" style:parent-style-name="Standard">
      <style:text-properties officeooo:rsid="001b9249" officeooo:paragraph-rsid="001b9249"/>
    </style:style>
    <style:style style:name="P5" style:family="paragraph" style:parent-style-name="Standard">
      <style:text-properties officeooo:rsid="001f0e78" officeooo:paragraph-rsid="001f0e78"/>
    </style:style>
    <style:style style:name="P6" style:family="paragraph" style:parent-style-name="Standard">
      <style:text-properties officeooo:rsid="00209d8b" officeooo:paragraph-rsid="00209d8b"/>
    </style:style>
    <style:style style:name="P7" style:family="paragraph" style:parent-style-name="Standard">
      <style:text-properties officeooo:rsid="0021edd0" officeooo:paragraph-rsid="0021edd0"/>
    </style:style>
    <style:style style:name="P8" style:family="paragraph" style:parent-style-name="Standard">
      <style:text-properties officeooo:rsid="0023a805" officeooo:paragraph-rsid="0023a805"/>
    </style:style>
    <style:style style:name="P9" style:family="paragraph" style:parent-style-name="Standard">
      <style:text-properties officeooo:paragraph-rsid="001f0e78"/>
    </style:style>
    <style:style style:name="P10" style:family="paragraph" style:parent-style-name="Standard">
      <style:text-properties officeooo:rsid="0021edd0" officeooo:paragraph-rsid="0021edd0"/>
    </style:style>
    <style:style style:name="T1" style:family="text">
      <style:text-properties officeooo:rsid="00173b4d"/>
    </style:style>
    <style:style style:name="T2" style:family="text">
      <style:text-properties officeooo:rsid="0017f906"/>
    </style:style>
    <style:style style:name="T3" style:family="text">
      <style:text-properties officeooo:rsid="00209d8b"/>
    </style:style>
    <style:style style:name="T4" style:family="text">
      <style:text-properties officeooo:rsid="0021edd0"/>
    </style:style>
    <style:style style:name="T5" style:family="text">
      <style:text-properties officeooo:rsid="0023a805"/>
    </style:style>
    <style:style style:name="T6" style:family="text">
      <style:text-properties officeooo:rsid="002512cb"/>
    </style:style>
    <style:style style:name="T7" style:family="text">
      <style:text-properties officeooo:rsid="001f0e78"/>
    </style:style>
    <style:style style:name="T8" style:family="text">
      <style:text-properties officeooo:rsid="002545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)</text:p>
      <text:p text:style-name="P2"/>
      <text:p text:style-name="P2">[[1,0,0,3.73],[0,1,0,0],[0,0,1,2.73],[0,0,0,1]]</text:p>
      <text:p text:style-name="P1"/>
      <text:p text:style-name="P1"/>
      <text:p text:style-name="P1">2)</text:p>
      <text:p text:style-name="Standard"/>
      <text:p text:style-name="Standard">[[0,0,0,0,0,0],[0,1,1,1,0,0],[1,0,0,0,0,1],[0,0,1,-<text:span text:style-name="T1">0</text:span>.73,0,0],[-1,0,0,0,0,<text:span text:style-name="T1">-3.73</text:span>],[0,1,2.73,<text:span text:style-name="T2">3.73</text:span>,1,0]]</text:p>
      <text:p text:style-name="Standard"/>
      <text:p text:style-name="P2">3)</text:p>
      <text:p text:style-name="Standard"/>
      <text:p text:style-name="Standard"/>
      <text:p text:style-name="Standard">[[0,0,0,0,0,0],[0,1,1,1,0,0],[1,0,0,0,0,1],[0,2.73,3.73,2,0,0],[2.73,0,0,0,0,0],[0,-2.73,-1,0,1,0]]</text:p>
      <text:p text:style-name="Standard"/>
      <text:p text:style-name="P3">4)</text:p>
      <text:p text:style-name="P3"/>
      <text:p text:style-name="P3"/>
      <text:p text:style-name="P3">[[0.5,0.87,0,1],[0.22,-0.13,-0.97,-1.9],[-0.84,0.48,-0.26,-4.5],[0,0,0,1]]</text:p>
      <text:p text:style-name="P3"/>
      <text:p text:style-name="P4">5)</text:p>
      <text:p text:style-name="P4"/>
      <text:p text:style-name="P4">same as 4</text:p>
      <text:p text:style-name="P4"/>
      <text:p text:style-name="P4"/>
      <text:p text:style-name="P5">algorithm for FK<text:span text:style-name="T5"> (in space coordinates)</text:span></text:p>
      <text:p text:style-name="P5"/>
      <text:p text:style-name="P5">available:</text:p>
      <text:p text:style-name="P5">- R6 vector <text:span text:style-name="T6">S</text:span> consisting of R3 vector w (angular velocity) and <text:span text:style-name="T3">R3 vector </text:span>v (linear velocity)<text:span text:style-name="T4"> for each joint</text:span>. <text:span text:style-name="T6">S</text:span> can be identified visually from the robot model</text:p>
      <text:p text:style-name="P5"/>
      <text:p text:style-name="P5">- end-effector transformation matrix M (in the robot's <text:span text:style-name="T3">'</text:span>zero<text:span text:style-name="T3">' or 'home'</text:span> position) which can be identified visually from the robot model</text:p>
      <text:p text:style-name="P5"/>
      <text:p text:style-name="P9"><text:span text:style-name="T7">- list of theta angles (theta 1 through theta n) for the n axes</text:span></text:p>
      <text:p text:style-name="P5"/>
      <text:p text:style-name="P5">needed: </text:p>
      <text:p text:style-name="P5">- transformation matrix T of the end-effector frame given a particular set of joint coordinates **theta**, i.e. the position and orientation of the end-effector frame <text:span text:style-name="T3">given a certain pose of the robot.</text:span></text:p>
      <text:p text:style-name="P5"/>
      <text:p text:style-name="P6">algorithm steps:</text:p>
      <text:p text:style-name="P7">1. calculate <text:span text:style-name="T8">S in se3</text:span> (skew-symmetric) matrix **<text:span text:style-name="T8">S</text:span>_s<text:span text:style-name="T8">e</text:span>3** f<text:span text:style-name="T8">or each S</text:span></text:p>
      <text:p text:style-name="P7"/>
      <text:p text:style-name="P7"><text:span text:style-name="T8">2</text:span>. find transformation matrix **T(n)** for each joint by calculating <text:span text:style-name="T5">the matrix exponential of each **S_se3** multiplied with the respective angle **theta(n)**. The matrix exponential is calculated in Scipy or Matlab/Octave as **expm(V_adj*theta(n)**</text:span></text:p>
      <text:p text:style-name="P7"/>
      <text:p text:style-name="P8"><text:span text:style-name="T8">3</text:span>. multiply all T(n) together and append M at the end of the product to find **T_FK**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5T10:29:16.279000000</meta:creation-date>
    <dc:date>2020-05-11T09:28:14.028000000</dc:date>
    <meta:editing-duration>PT41M3S</meta:editing-duration>
    <meta:editing-cycles>7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21" meta:word-count="179" meta:character-count="1370" meta:non-whitespace-character-count="1211"/>
  </office:meta>
</office:document-meta>
</file>